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, Helvetica, sans-serif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end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osé Luis Lisani Roca, amb DNI 43.063.582-S, professor titular de la Universitat de les Illes Balears i professor del Grup 1 de l'assignatura <text:s/><text:span text:style-name="T2">20355 - Aplicacions Estadístiques</text:span><text:span text:style-name="T1"> dels estudis del </text:span><text:span text:style-name="T2">Grau d'Edificació</text:span></text:p>
      <text:p text:style-name="Standard"/>
      <text:p text:style-name="Standard"/>
      <text:p text:style-name="Standard"/>
      <text:p text:style-name="Standard">Certifica que:</text:p>
      <text:p text:style-name="Standard"/>
      <text:p text:style-name="Standard"/>
      <text:list xml:id="list32477951" text:style-name="L1">
        <text:list-item>
          <text:p text:style-name="P1">Joan Perelló Borràs, amb DNI 43158444W, està matriculat en el Grup 1 de l'assignatura<text:span text:style-name="T1">, en el curs 2010/2011</text:span></text:p>
          <text:p text:style-name="P1"><text:span text:style-name="T1"/></text:p>
        </text:list-item>
        <text:list-item>
          <text:p text:style-name="P1"><text:span text:style-name="T1">D'acord amb el cronograma de l'assignatura, el dia 23 de maig a les 9h30 es realitzarà una prova escrita per a l'avaluació de l'assignatura</text:span></text:p>
        </text:list-item>
      </text:list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2"><text:span text:style-name="T1">Palma de Mallorca, 2 de maig de 2011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Signat: José Luis Lisani Roca 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, Helvetica, sans-serif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5-02T12:42:21.06</dc:date>
    <meta:editing-duration>PT00H12M49S</meta:editing-duration>
    <meta:editing-cycles>2</meta:editing-cycles>
    <meta:generator>OpenOffice.org/3.0$Win32 OpenOffice.org_project/300m15$Build-9379</meta:generator>
    <meta:document-statistic meta:table-count="0" meta:image-count="0" meta:object-count="0" meta:page-count="1" meta:paragraph-count="6" meta:word-count="91" meta:character-count="542"/>
  </office:meta>
</office:document-meta>
</file>